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00%" style:punctuation-wrap="hanging" style:line-break="strict"/>
      <style:text-properties style:font-name="Verdana1" fo:font-size="36pt" style:font-size-asian="36pt" style:font-size-complex="36pt"/>
    </style:style>
    <style:style style:name="P2" style:family="paragraph">
      <style:text-properties style:font-name="Verdana1"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paragraph-properties fo:line-height="100%" style:punctuation-wrap="hanging" style:line-break="strict"/>
      <style:text-properties fo:font-size="36pt" style:font-size-asian="36pt" style:font-size-complex="36pt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color="#ffffff" style:font-name="Verdana1" fo:font-size="36pt" fo:language="en" fo:country="AU" style:font-size-asian="36pt" style:font-size-complex="36pt"/>
    </style:style>
    <style:style style:name="T2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3" style:family="text">
      <style:text-properties style:font-name="Verdana1" fo:font-size="36pt" fo:language="en" fo:country="AU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His eye is on the sparrow</text:p>
          </draw:text-box>
        </draw:frame>
        <draw:frame presentation:style-name="pr2" draw:text-style-name="P2" draw:layer="layout" svg:width="28cm" svg:height="15.6cm" svg:x="0cm" svg:y="5.2cm" presentation:class="outline" presentation:user-transformed="true">
          <draw:text-box>
            <text:p text:style-name="P1"><text:span text:style-name="T1">Why should I feel discouraged, </text:span></text:p>
            <text:p text:style-name="P1"><text:span text:style-name="T1">why should the shadows come,</text:span></text:p>
            <text:p text:style-name="P1"><text:span text:style-name="T1">Why should my heart be lonely, </text:span></text:p>
            <text:p text:style-name="P1"><text:span text:style-name="T1">and long for heaven and home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2.179cm" svg:x="0cm" svg:y="5.2cm" presentation:class="outline">
          <draw:text-box>
            <text:p text:style-name="P4"><text:span text:style-name="T2">When Jesus is my portion</text:span></text:p>
            <text:p text:style-name="P4"><text:span text:style-name="T2">My constant friend is He</text:span></text:p>
            <text:p text:style-name="P4"><text:span text:style-name="T2">His eye is on the sparrow, </text:span></text:p>
            <text:p text:style-name="P4"><text:span text:style-name="T2">and I know He watches me;</text:span></text:p>
            <text:p text:style-name="P4"><text:span text:style-name="T2">His eye is on the sparrow, </text:span></text:p>
            <text:p text:style-name="P4"><text:span text:style-name="T2">and I know He watches m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text-style-name="P2" draw:layer="layout" svg:width="28cm" svg:height="12.179cm" svg:x="0cm" svg:y="5.2cm" presentation:class="outline" presentation:user-transformed="true">
          <draw:text-box>
            <text:p text:style-name="P1"><text:span text:style-name="T3">“</text:span><text:span text:style-name="T3">Let </text:span><text:span text:style-name="T1">not your heart be troubled" </text:span></text:p>
            <text:p text:style-name="P1"><text:span text:style-name="T1">His tender word I hear,</text:span></text:p>
            <text:p text:style-name="P1"><text:span text:style-name="T1">And resting on His goodness, </text:span></text:p>
            <text:p text:style-name="P1"><text:span text:style-name="T1">I lose my doubts and fears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text-style-name="P5" draw:layer="layout" svg:width="28cm" svg:height="12.179cm" svg:x="0cm" svg:y="5.2cm" presentation:class="outline">
          <draw:text-box>
            <text:p text:style-name="P4"><text:span text:style-name="T2">By the path He leadeth,</text:span></text:p>
            <text:p text:style-name="P4"><text:span text:style-name="T2">but one step I may see;</text:span></text:p>
            <text:p text:style-name="P4"><text:span text:style-name="T2">His eye is on the sparrow, </text:span></text:p>
            <text:p text:style-name="P4"><text:span text:style-name="T2">and I know He watches me;</text:span></text:p>
            <text:p text:style-name="P4"><text:span text:style-name="T2">His eye is on the sparrow,</text:span></text:p>
            <text:p text:style-name="P4"><text:span text:style-name="T2"><text:s/></text:span><text:span text:style-name="T2">and I know He watches m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2.179cm" svg:x="0cm" svg:y="5.2cm" presentation:class="outline">
          <draw:text-box>
            <text:list text:style-name="L2">
              <text:list-item>
                <text:p>I sing because I'm happy</text:p>
              </text:list-item>
              <text:list-item>
                <text:p>I sing because I'm free</text:p>
              </text:list-item>
              <text:list-item>
                <text:p>His eye is on the sparrow</text:p>
              </text:list-item>
              <text:list-item>
                <text:p>And I know he watches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1-31T18:07:34.019207438</dc:date>
    <dc:creator>irvy </dc:creator>
    <meta:editing-duration>PT1H49M33S</meta:editing-duration>
    <meta:editing-cycles>22</meta:editing-cycles>
    <meta:generator>LibreOffice/4.1.3.2$Linux_x86 LibreOffice_project/410m0$Build-2</meta:generator>
    <meta:document-statistic meta:object-count="46"/>
  </office:meta>
</office:document-meta>
</file>